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officeooo:rsid="00160ba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be6c"/>
    </style:style>
    <style:style style:name="T7" style:family="text">
      <style:text-properties fo:language="en" fo:country="US" officeooo:rsid="001b43a1"/>
    </style:style>
    <style:style style:name="T8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5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5">A list of commands, flags, and directives, and their General meaning.</text:p>
      <text:p text:style-name="P2"/>
      <text:p text:style-name="P7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6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9">STACK <text:s/>– code (108) indicates that the data is the head of the stack.</text:p>
      <text:p text:style-name="P10">GZ – code (400) implements the &gt; operator.</text:p>
      <text:p text:style-name="P10">GEZ – code (401) implements the &gt;=operator.</text:p>
      <text:p text:style-name="P10">EZ – code (402) implements the =operator.</text:p>
      <text:p text:style-name="P10">LZ – code (403) implements the &lt; operator.</text:p>
      <text:p text:style-name="P10">LEZ – code (404) implements the &lt;=operator.</text:p>
      <text:p text:style-name="P10">INF – code (405) indicates an unconditional transition.</text:p>
      <text:p text:style-name="P2"><text:soft-page-break/></text:p>
      <text:p text:style-name="P6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5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8">accumulator</text:span>.</text:p>
      <text:p text:style-name="P2">[P<text:span text:style-name="T8">R</text:span>C] [STACK] [<text:span text:style-name="T8">ACC</text:span>] – copy the value from the <text:span text:style-name="T8">accumulator</text:span> to the head of the stack.</text:p>
      <text:p text:style-name="P2"/>
      <text:p text:style-name="P2">[GJP] [addr] [op1] [mark] – go to mark if the value at addr when compared to zero using op1 operator is true. addr is either a <text:span text:style-name="T7">accumulator</text:span> or a stack or a register. Example: GJP GZ ACC 1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<text:soft-page-break/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3">I</text:span>] [N] – entering numeric values in the register N. N has the following form: RC, where R is the register number R &gt;= 1, C is the register cell number C &gt;= 0.</text:p>
      <text:p text:style-name="P3">[INPUT] [STD<text:span text:style-name="T3">A</text:span>] [N] – enter character values in the register N. N has the following form: RC, where R is the register number R &gt;= 1, C is the register cell number C &gt;= 0.</text:p>
      <text:p text:style-name="P3">[INPUT] [AC<text:span text:style-name="T3">C</text:span>] [nil] - enter numeric values into the battery.</text:p>
      <text:p text:style-name="P3">[INPUT] [<text:span text:style-name="T3">CACC</text:span>] [nil] - enter character values into the battery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22T19:58:57.899000000</dc:date>
    <meta:editing-duration>PT19M34S</meta:editing-duration>
    <meta:editing-cycles>9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8" meta:word-count="1378" meta:character-count="7430" meta:non-whitespace-character-count="6068"/>
  </office:meta>
</office:document-meta>
</file>